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0045065AA4C9C0F36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ulim" svg:font-family="Gulim" style:font-pitch="variable"/>
    <style:font-face style:name="Gulim1" svg:font-family="Gulim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6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fo:background-color="#ffffff" fo:border="none"/>
    </style:style>
    <style:style style:name="gr9" style:family="graphic" style:parent-style-name="standard">
      <style:graphic-properties draw:textarea-vertical-align="middle" fo:background-color="#ffffff" fo:border="none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color="#ff4500" style:text-line-through-style="none" style:text-line-through-type="none" fo:font-family="Railway" style:font-style-name="Regular" fo:font-size="16pt" fo:font-style="normal" style:text-underline-style="none" fo:font-weight="bold"/>
    </style:style>
    <style:style style:name="P7" style:family="paragraph">
      <style:paragraph-properties fo:text-align="center"/>
      <style:text-properties fo:color="#000000" style:text-line-through-style="none" style:text-line-through-type="none" fo:font-family="Railway" style:font-style-name="Regular" fo:font-size="18pt" fo:font-style="normal" style:text-underline-style="none" fo:font-weight="bold"/>
    </style:style>
    <style:style style:name="P8" style:family="paragraph">
      <style:paragraph-properties fo:text-align="start"/>
      <style:text-properties fo:color="#000000" style:text-line-through-style="none" style:text-line-through-type="none" fo:font-family="Raleway" style:font-style-name="Bold" fo:font-size="20pt" fo:font-style="normal" style:text-underline-style="none" fo:font-weight="normal"/>
    </style:style>
    <style:style style:name="P9" style:family="paragraph">
      <style:paragraph-properties fo:text-align="start"/>
      <style:text-properties fo:color="#000000" style:text-line-through-style="none" style:text-line-through-type="none" fo:font-family="Lato" style:font-style-name="Regular" fo:font-size="10pt" fo:font-style="normal" style:text-underline-style="none"/>
    </style:style>
    <style:style style:name="P10" style:family="paragraph">
      <style:paragraph-properties fo:text-align="start"/>
      <style:text-properties fo:color="#000000" style:text-line-through-style="none" style:text-line-through-type="none" fo:font-family="Railway" style:font-style-name="Regular" fo:font-size="11pt" fo:font-style="normal" style:text-underline-style="none" fo:font-weight="bold"/>
    </style:style>
    <style:style style:name="P11" style:family="paragraph">
      <style:paragraph-properties fo:text-align="start"/>
      <style:text-properties fo:color="#666666" style:text-line-through-style="none" style:text-line-through-type="none" fo:font-family="Railway" style:font-style-name="Regular" fo:font-size="11pt" fo:font-style="normal" style:text-underline-style="none" fo:font-weight="normal"/>
    </style:style>
    <style:style style:name="P12" style:family="paragraph">
      <style:paragraph-properties fo:text-align="start"/>
      <style:text-properties fo:color="#000000" style:text-line-through-style="none" style:text-line-through-type="none" fo:font-family="Railway" style:font-style-name="Regular" fo:font-size="11pt" fo:font-style="normal" style:text-underline-style="none" fo:font-weight="normal"/>
    </style:style>
    <style:style style:name="T1" style:family="text">
      <style:text-properties fo:color="#000000" loext:opacity="100%" style:font-name="Gulim1" fo:font-size="14pt" fo:font-weight="normal" style:font-size-asian="14pt" style:font-weight-asian="normal" style:font-name-complex="Gulim1" style:font-size-complex="14pt" style:font-weight-complex="normal"/>
    </style:style>
    <style:style style:name="T2" style:family="text">
      <style:text-properties fo:color="#000000" loext:opacity="100%" style:font-name="Raleway" fo:font-size="12pt" fo:font-weight="bold" style:font-size-asian="12pt" style:font-weight-asian="bold" style:font-name-complex="Raleway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itle" form:control-implementation="ooo:com.sun.star.form.component.TextField" xml:id="control1" form:id="control1" form:max-length="30" form:current-value="Title" form:value="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ame" form:control-implementation="ooo:com.sun.star.form.component.TextField" xml:id="control2" form:id="control2" form:max-length="30" form:current-value="Your Name" form:value="Your Na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info" form:control-implementation="ooo:com.sun.star.form.component.TextField" xml:id="control3" form:id="control3" form:current-value="123 Your Street&#10;Your city, CT. 11323&#10;123.456.7890&#10;no_reply@example.com" form:value="123 Your Street&#10;Your city, CT. 11323&#10;123.456.7890&#10;no_reply@example.com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kills" form:control-implementation="ooo:com.sun.star.form.component.TextField" xml:id="control4" form:id="control4" form:current-value="• Skill 1&#10;• Skill 2&#10;• Skill 3&#10;• Skill 4&#10;• Skill 5" form:value="• Skill 1&#10;• Skill 2&#10;• Skill 3&#10;• Skill 4&#10;• Skill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0" form:control-implementation="ooo:com.sun.star.form.component.TextField" xml:id="control5" form:id="control5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1" form:control-implementation="ooo:com.sun.star.form.component.TextField" xml:id="control6" form:id="control6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0.2" form:control-implementation="ooo:com.sun.star.form.component.TextField" xml:id="control7" form:id="control7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0" form:control-implementation="ooo:com.sun.star.form.component.TextField" xml:id="control8" form:id="control8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1" form:control-implementation="ooo:com.sun.star.form.component.TextField" xml:id="control9" form:id="control9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1.2" form:control-implementation="ooo:com.sun.star.form.component.TextField" xml:id="control10" form:id="control10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0" form:control-implementation="ooo:com.sun.star.form.component.TextField" xml:id="control11" form:id="control11" form:current-value="Company Name, Location - Job Title" form:value="Company Name, Location - Job Titl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1" form:control-implementation="ooo:com.sun.star.form.component.TextField" xml:id="control12" form:id="control12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xperience.2.2" form:control-implementation="ooo:com.sun.star.form.component.TextField" xml:id="control13" form:id="control13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0" form:control-implementation="ooo:com.sun.star.form.component.TextField" xml:id="control14" form:id="control14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1" form:control-implementation="ooo:com.sun.star.form.component.TextField" xml:id="control15" form:id="control15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0.2" form:control-implementation="ooo:com.sun.star.form.component.TextField" xml:id="control16" form:id="control16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0" form:control-implementation="ooo:com.sun.star.form.component.TextField" xml:id="control17" form:id="control17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1" form:control-implementation="ooo:com.sun.star.form.component.TextField" xml:id="control18" form:id="control18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1.2" form:control-implementation="ooo:com.sun.star.form.component.TextField" xml:id="control19" form:id="control19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2.0" form:control-implementation="ooo:com.sun.star.form.component.TextField" xml:id="control20" form:id="control20" form:current-value="School Name, Location - Degree" form:value="School Name, Location - Degre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2.1" form:control-implementation="ooo:com.sun.star.form.component.TextField" xml:id="control21" form:id="control21" form:current-value="MONTH 20XX - PRESENT" form:value="MONTH 20XX - PRESEN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education.2.2" form:control-implementation="ooo:com.sun.star.form.component.TextField" xml:id="control22" form:id="control22" form:current-value="Lorem ipsum dolor sit amet, consectetur adipiscing elit. Aenean ac interdum nisi. Sed inconsequatmi." form:value="Lorem ipsum dolor sit amet, consectetur adipiscing elit. Aenean ac interdum nisi. Sed inconsequatmi.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wards" form:control-implementation="ooo:com.sun.star.form.component.TextField" xml:id="control23" form:id="control23" form:current-value="• Award 1&#10;• Award 2&#10;• Award 3&#10;• Award 4&#10;• Award 5" form:value="• Award 1&#10;• Award 2&#10;• Award 3&#10;• Award 4&#10;• Award 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frame draw:style-name="gr2" draw:text-style-name="P3" draw:layer="layout" svg:width="0.493cm" svg:height="0.581cm" svg:x="2.037cm" svg:y="5.528cm">
          <draw:text-box>
            <text:p text:style-name="P2"><text:span text:style-name="T1">ㅡ</text:span></text:p>
          </draw:text-box>
        </draw:frame>
        <draw:frame draw:style-name="gr3" draw:text-style-name="P4" draw:layer="layout" svg:width="1.276cm" svg:height="0.497cm" svg:x="2.037cm" svg:y="6.363cm">
          <draw:text-box>
            <text:p text:style-name="P2"><text:span text:style-name="T2">Skills</text:span></text:p>
          </draw:text-box>
        </draw:frame>
        <draw:frame draw:style-name="gr2" draw:text-style-name="P3" draw:layer="layout" svg:width="0.493cm" svg:height="0.581cm" svg:x="2.037cm" svg:y="8.068cm">
          <draw:text-box>
            <text:p text:style-name="P2"><text:span text:style-name="T1">ㅡ</text:span></text:p>
          </draw:text-box>
        </draw:frame>
        <draw:frame draw:style-name="gr4" draw:text-style-name="P4" draw:layer="layout" svg:width="2.635cm" svg:height="0.497cm" svg:x="2.037cm" svg:y="8.903cm">
          <draw:text-box>
            <text:p text:style-name="P2"><text:span text:style-name="T2">Experienc</text:span><text:span text:style-name="T2">e</text:span></text:p>
          </draw:text-box>
        </draw:frame>
        <draw:frame draw:style-name="gr2" draw:text-style-name="P3" draw:layer="layout" svg:width="0.493cm" svg:height="0.581cm" svg:x="2.037cm" svg:y="16.308cm">
          <draw:text-box>
            <text:p text:style-name="P2"><text:span text:style-name="T1">ㅡ</text:span></text:p>
          </draw:text-box>
        </draw:frame>
        <draw:frame draw:style-name="gr5" draw:text-style-name="P4" draw:layer="layout" svg:width="2.368cm" svg:height="0.497cm" svg:x="2.037cm" svg:y="16.943cm">
          <draw:text-box>
            <text:p text:style-name="P2"><text:span text:style-name="T2">Education</text:span></text:p>
          </draw:text-box>
        </draw:frame>
        <draw:frame draw:style-name="gr2" draw:text-style-name="P3" draw:layer="layout" svg:width="0.493cm" svg:height="0.581cm" svg:x="2.037cm" svg:y="23.837cm">
          <draw:text-box>
            <text:p text:style-name="P2"><text:span text:style-name="T1">ㅡ</text:span></text:p>
          </draw:text-box>
        </draw:frame>
        <draw:frame draw:style-name="gr6" draw:text-style-name="P4" draw:layer="layout" svg:width="1.767cm" svg:height="0.497cm" svg:x="2.037cm" svg:y="24.673cm">
          <draw:text-box>
            <text:p text:style-name="P2"><text:span text:style-name="T2">Award</text:span><text:span text:style-name="T2">s</text:span></text:p>
          </draw:text-box>
        </draw:frame>
        <draw:frame draw:style-name="gr7" draw:text-style-name="P5" draw:layer="layout" svg:width="11.059cm" svg:height="0.078cm" svg:x="8.361cm" svg:y="1.706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7" draw:text-style-name="P5" draw:layer="layout" svg:width="11.059cm" svg:height="0.078cm" svg:x="8.361cm" svg:y="5.939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7" draw:text-style-name="P5" draw:layer="layout" svg:width="11.059cm" svg:height="0.078cm" svg:x="8.361cm" svg:y="8.479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7" draw:text-style-name="P5" draw:layer="layout" svg:width="11.059cm" svg:height="0.078cm" svg:x="8.361cm" svg:y="16.519cm">
          <draw:image xlink:href="Pictures/1000000000000258000000045065AA4C9C0F36F5.png" xlink:type="simple" xlink:show="embed" xlink:actuate="onLoad" draw:mime-type="image/png">
            <text:p/>
          </draw:image>
        </draw:frame>
        <draw:frame draw:style-name="gr7" draw:text-style-name="P5" draw:layer="layout" svg:width="11.059cm" svg:height="0.078cm" svg:x="8.361cm" svg:y="24.248cm">
          <draw:image xlink:href="Pictures/1000000000000258000000045065AA4C9C0F36F5.png" xlink:type="simple" xlink:show="embed" xlink:actuate="onLoad" draw:mime-type="image/png">
            <text:p/>
          </draw:image>
        </draw:frame>
        <draw:control draw:style-name="gr8" draw:text-style-name="P6" draw:layer="controls" svg:width="6.35cm" svg:height="2.222cm" svg:x="1.905cm" svg:y="3.51cm" draw:control="control1"/>
        <draw:control draw:style-name="gr9" draw:text-style-name="P7" draw:layer="controls" svg:width="6.35cm" svg:height="1.888cm" svg:x="1.905cm" svg:y="1.605cm" draw:control="control2"/>
        <draw:control draw:style-name="gr8" draw:text-style-name="P8" draw:layer="controls" svg:width="11.095cm" svg:height="3.175cm" svg:x="8.272cm" svg:y="2.205cm" draw:control="control3"/>
        <draw:control draw:style-name="gr8" draw:text-style-name="P9" draw:layer="controls" svg:width="3.81cm" svg:height="2.088cm" svg:x="8.255cm" svg:y="6.167cm" draw:control="control4"/>
        <draw:control draw:style-name="gr9" draw:text-style-name="P10" draw:layer="controls" svg:width="11.112cm" svg:height="0.635cm" svg:x="8.255cm" svg:y="8.89cm" draw:control="control5"/>
        <draw:control draw:style-name="gr9" draw:text-style-name="P11" draw:layer="controls" svg:width="11.112cm" svg:height="0.635cm" svg:x="8.255cm" svg:y="9.491cm" draw:control="control6"/>
        <draw:control draw:style-name="gr9" draw:text-style-name="P12" draw:layer="controls" svg:width="11.112cm" svg:height="1.253cm" svg:x="8.255cm" svg:y="10.177cm" draw:control="control7"/>
        <draw:control draw:style-name="gr9" draw:text-style-name="P10" draw:layer="controls" svg:width="11.112cm" svg:height="0.635cm" svg:x="8.255cm" svg:y="11.39cm" draw:control="control8"/>
        <draw:control draw:style-name="gr9" draw:text-style-name="P11" draw:layer="controls" svg:width="11.112cm" svg:height="0.635cm" svg:x="8.255cm" svg:y="11.991cm" draw:control="control9"/>
        <draw:control draw:style-name="gr9" draw:text-style-name="P12" draw:layer="controls" svg:width="11.112cm" svg:height="1.253cm" svg:x="8.255cm" svg:y="12.677cm" draw:control="control10"/>
        <draw:control draw:style-name="gr9" draw:text-style-name="P10" draw:layer="controls" svg:width="11.112cm" svg:height="0.635cm" svg:x="8.255cm" svg:y="13.99cm" draw:control="control11"/>
        <draw:control draw:style-name="gr9" draw:text-style-name="P11" draw:layer="controls" svg:width="11.112cm" svg:height="0.635cm" svg:x="8.255cm" svg:y="14.591cm" draw:control="control12"/>
        <draw:control draw:style-name="gr9" draw:text-style-name="P12" draw:layer="controls" svg:width="11.112cm" svg:height="1.253cm" svg:x="8.255cm" svg:y="15.277cm" draw:control="control13"/>
        <draw:control draw:style-name="gr9" draw:text-style-name="P10" draw:layer="controls" svg:width="11.112cm" svg:height="0.635cm" svg:x="8.255cm" svg:y="16.89cm" draw:control="control14"/>
        <draw:control draw:style-name="gr9" draw:text-style-name="P11" draw:layer="controls" svg:width="11.112cm" svg:height="0.635cm" svg:x="8.255cm" svg:y="17.491cm" draw:control="control15"/>
        <draw:control draw:style-name="gr9" draw:text-style-name="P12" draw:layer="controls" svg:width="11.112cm" svg:height="1.253cm" svg:x="8.255cm" svg:y="18.177cm" draw:control="control16"/>
        <draw:control draw:style-name="gr9" draw:text-style-name="P10" draw:layer="controls" svg:width="11.112cm" svg:height="0.635cm" svg:x="8.255cm" svg:y="19.39cm" draw:control="control17"/>
        <draw:control draw:style-name="gr9" draw:text-style-name="P11" draw:layer="controls" svg:width="11.112cm" svg:height="0.635cm" svg:x="8.255cm" svg:y="19.991cm" draw:control="control18"/>
        <draw:control draw:style-name="gr9" draw:text-style-name="P12" draw:layer="controls" svg:width="11.112cm" svg:height="1.253cm" svg:x="8.255cm" svg:y="20.677cm" draw:control="control19"/>
        <draw:control draw:style-name="gr9" draw:text-style-name="P10" draw:layer="controls" svg:width="11.112cm" svg:height="0.531cm" svg:x="8.255cm" svg:y="21.89cm" draw:control="control20"/>
        <draw:control draw:style-name="gr9" draw:text-style-name="P11" draw:layer="controls" svg:width="11.112cm" svg:height="0.531cm" svg:x="8.255cm" svg:y="22.392cm" draw:control="control21"/>
        <draw:control draw:style-name="gr9" draw:text-style-name="P12" draw:layer="controls" svg:width="11.112cm" svg:height="1.047cm" svg:x="8.255cm" svg:y="22.965cm" draw:control="control22"/>
        <draw:control draw:style-name="gr8" draw:text-style-name="P9" draw:layer="controls" svg:width="3.81cm" svg:height="2.088cm" svg:x="8.255cm" svg:y="24.56cm" draw:control="control23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ulim" svg:font-family="Gulim" style:font-pitch="variable"/>
    <style:font-face style:name="Gulim1" svg:font-family="Gulim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16T11:42:44.010665892</dc:date>
    <meta:editing-duration>P1DT22H2M58S</meta:editing-duration>
    <meta:editing-cycles>4</meta:editing-cycles>
    <meta:generator>LibreOffice/7.3.7.2$Linux_X86_64 LibreOffice_project/30$Build-2</meta:generator>
    <meta:document-statistic meta:object-count="37"/>
  </office:meta>
</office:document-meta>
</file>